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2" style:family="table">
      <style:table-properties style:width="1.693cm" table:align="left"/>
    </style:style>
    <style:style style:name="Tabell2.A" style:family="table-column">
      <style:table-column-properties style:column-width="1.111cm"/>
    </style:style>
    <style:style style:name="Tabell2.B" style:family="table-column">
      <style:table-column-properties style:column-width="0.582cm"/>
    </style:style>
    <style:style style:name="Tabell2.A1" style:family="table-cell">
      <style:table-cell-properties fo:padding="0.097cm" fo:border-left="0.5pt solid #5983b0" fo:border-right="none" fo:border-top="0.5pt solid #5983b0" fo:border-bottom="0.5pt solid #5983b0"/>
    </style:style>
    <style:style style:name="Tabell2.B1" style:family="table-cell">
      <style:table-cell-properties fo:padding="0.097cm" fo:border="0.5pt solid #5983b0"/>
    </style:style>
    <style:style style:name="Tabell1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1.A" style:family="table-column">
      <style:table-column-properties style:column-width="9.098cm" style:rel-column-width="31380*"/>
    </style:style>
    <style:style style:name="Tabell1.B" style:family="table-column">
      <style:table-column-properties style:column-width="3.094cm" style:rel-column-width="10671*"/>
    </style:style>
    <style:style style:name="Tabell1.C" style:family="table-column">
      <style:table-column-properties style:column-width="1.607cm" style:rel-column-width="5542*"/>
    </style:style>
    <style:style style:name="Tabell1.D" style:family="table-column">
      <style:table-column-properties style:column-width="2.097cm" style:rel-column-width="7233*"/>
    </style:style>
    <style:style style:name="Tabell1.E" style:family="table-column">
      <style:table-column-properties style:column-width="2.096cm" style:rel-column-width="7227*"/>
    </style:style>
    <style:style style:name="Tabell1.F" style:family="table-column">
      <style:table-column-properties style:column-width="1.009cm" style:rel-column-width="3482*"/>
    </style:style>
    <style:style style:name="Tabell1.1" style:family="table-row">
      <style:table-row-properties fo:background-color="transparent" fo:keep-together="auto">
        <style:background-image/>
      </style:table-row-properties>
    </style:style>
    <style:style style:name="Tabell1.A1" style:family="table-cell">
      <style:table-cell-properties style:vertical-align="middle" fo:padding="0.101cm" fo:border-left="0.5pt solid #000000" fo:border-right="0.5pt solid #000000" fo:border-top="0.5pt solid #000000" fo:border-bottom="none"/>
    </style:style>
    <style:style style:name="Tabell1.B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1.D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E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ell1.A2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B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1.D2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ell1.A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3" style:family="table-cell">
      <style:table-cell-properties style:vertical-align="middle" fo:padding="0.101cm" fo:border-left="0.5pt solid #000000" fo:border-right="none" fo:border-top="none" fo:border-bottom="none"/>
    </style:style>
    <style:style style:name="Tabell1.E3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4" style:family="table-cell">
      <style:table-cell-properties style:vertical-align="middle" fo:padding="0.101cm" fo:border-left="0.5pt solid #000000" fo:border-right="none" fo:border-top="none" fo:border-bottom="none"/>
    </style:style>
    <style:style style:name="Tabell1.E4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5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6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D6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ell1.A7" style:family="table-cell">
      <style:table-cell-properties style:vertical-align="middle" fo:padding="0.101cm" fo:border-left="0.5pt solid #000000" fo:border-right="0.5pt solid #000000" fo:border-top="none" fo:border-bottom="none"/>
    </style:style>
    <style:style style:name="Tabell1.A12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1.D12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ell3" style:family="table">
      <style:table-properties style:width="19.0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3.A" style:family="table-column">
      <style:table-column-properties style:column-width="9.098cm" style:rel-column-width="31380*"/>
    </style:style>
    <style:style style:name="Tabell3.B" style:family="table-column">
      <style:table-column-properties style:column-width="3.094cm" style:rel-column-width="10671*"/>
    </style:style>
    <style:style style:name="Tabell3.C" style:family="table-column">
      <style:table-column-properties style:column-width="2.91cm" style:rel-column-width="10038*"/>
    </style:style>
    <style:style style:name="Tabell3.D" style:family="table-column">
      <style:table-column-properties style:column-width="2.889cm" style:rel-column-width="9965*"/>
    </style:style>
    <style:style style:name="Tabell3.E" style:family="table-column">
      <style:table-column-properties style:column-width="1.009cm" style:rel-column-width="3481*"/>
    </style:style>
    <style:style style:name="Tabell3.1" style:family="table-row">
      <style:table-row-properties style:min-row-height="0.896cm" fo:background-color="transparent" fo:keep-together="auto">
        <style:background-image/>
      </style:table-row-properties>
    </style:style>
    <style:style style:name="Tabell3.A1" style:family="table-cell">
      <style:table-cell-properties style:vertical-align="middle" fo:background-color="transparent" fo:padding="0.101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B1" style:family="table-cell">
      <style:table-cell-properties style:vertical-align="middle" fo:background-color="transparent" fo:padding="0cm" fo:border-left="0.5pt solid #000000" fo:border-right="none" fo:border-top="0.5pt solid #000000" fo:border-bottom="none" style:writing-mode="page">
        <style:background-image/>
      </style:table-cell-properties>
    </style:style>
    <style:style style:name="Tabell3.C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3.E1" style:family="table-cell">
      <style:table-cell-properties style:vertical-align="middle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ell3.2" style:family="table-row">
      <style:table-row-properties fo:background-color="transparent" fo:keep-together="auto">
        <style:background-image/>
      </style:table-row-properties>
    </style:style>
    <style:style style:name="Tabell3.A2" style:family="table-cell">
      <style:table-cell-properties style:vertical-align="middle" fo:background-color="transparent" fo:padding="0.101cm" fo:border-left="0.5pt solid #000000" fo:border-right="0.5pt solid #000000" fo:border-top="none" fo:border-bottom="none" style:writing-mode="page">
        <style:background-image/>
      </style:table-cell-properties>
    </style:style>
    <style:style style:name="Tabell3.B2" style:family="table-cell">
      <style:table-cell-properties style:vertical-align="" fo:background-color="transparent" fo:padding="0cm" fo:border-left="0.5pt solid #000000" fo:border-right="none" fo:border-top="none" fo:border-bottom="none" style:writing-mode="page">
        <style:background-image/>
      </style:table-cell-properties>
    </style:style>
    <style:style style:name="Tabell3.E2" style:family="table-cell">
      <style:table-cell-properties style:vertical-align=""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ell3.3" style:family="table-row">
      <style:table-row-properties fo:background-color="transparent" fo:keep-together="auto">
        <style:background-image/>
      </style:table-row-properties>
    </style:style>
    <style:style style:name="Tabell3.4" style:family="table-row">
      <style:table-row-properties fo:background-color="transparent" fo:keep-together="auto">
        <style:background-image/>
      </style:table-row-properties>
    </style:style>
    <style:style style:name="Tabell3.5" style:family="table-row">
      <style:table-row-properties fo:background-color="transparent" fo:keep-together="auto">
        <style:background-image/>
      </style:table-row-properties>
    </style:style>
    <style:style style:name="Tabell3.6" style:family="table-row">
      <style:table-row-properties fo:background-color="transparent" fo:keep-together="auto">
        <style:background-image/>
      </style:table-row-properties>
    </style:style>
    <style:style style:name="Tabell3.7" style:family="table-row">
      <style:table-row-properties fo:background-color="transparent" fo:keep-together="auto">
        <style:background-image/>
      </style:table-row-properties>
    </style:style>
    <style:style style:name="Tabell3.8" style:family="table-row">
      <style:table-row-properties fo:background-color="transparent" fo:keep-together="auto">
        <style:background-image/>
      </style:table-row-properties>
    </style:style>
    <style:style style:name="Tabell3.9" style:family="table-row">
      <style:table-row-properties fo:background-color="transparent" fo:keep-together="auto">
        <style:background-image/>
      </style:table-row-properties>
    </style:style>
    <style:style style:name="Tabell3.10" style:family="table-row">
      <style:table-row-properties fo:background-color="transparent" fo:keep-together="auto">
        <style:background-image/>
      </style:table-row-properties>
    </style:style>
    <style:style style:name="Tabell3.11" style:family="table-row">
      <style:table-row-properties fo:background-color="transparent" fo:keep-together="auto">
        <style:background-image/>
      </style:table-row-properties>
    </style:style>
    <style:style style:name="Tabell3.12" style:family="table-row">
      <style:table-row-properties fo:background-color="transparent" fo:keep-together="auto">
        <style:background-image/>
      </style:table-row-properties>
    </style:style>
    <style:style style:name="Tabell3.13" style:family="table-row">
      <style:table-row-properties fo:background-color="transparent" fo:keep-together="auto">
        <style:background-image/>
      </style:table-row-properties>
    </style:style>
    <style:style style:name="Tabell3.A13" style:family="table-cell">
      <style:table-cell-properties style:vertical-align="middle" fo:background-color="transparent" fo:padding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3.B13" style:family="table-cell">
      <style:table-cell-properties style:vertical-align="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Tabell3.E1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Liberation Sans" fo:font-size="9pt" style:font-name-asian="Liberation Sans" style:font-size-asian="9pt" style:font-name-complex="Liberation Sans" style:font-size-complex="9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9pt" style:font-name-asian="Liberation Sans" style:font-size-asian="9pt" style:font-name-complex="Liberation Sans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ba93" officeooo:paragraph-rsid="001bba93" style:font-name-asian="Liberation Sans" style:font-size-asian="9pt" style:font-style-asian="italic" style:font-name-complex="Liberation Sans" style:font-size-complex="9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9pt" fo:font-style="italic" style:text-underline-style="none" officeooo:rsid="001bc8f7" officeooo:paragraph-rsid="001bc8f7" style:font-name-asian="Liberation Sans" style:font-size-asian="9pt" style:font-style-asian="italic" style:font-name-complex="Liberation Sans" style:font-size-complex="9pt" style:font-style-complex="italic"/>
    </style:style>
    <style:style style:name="P9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0cbd58" style:font-name-asian="Liberation Sans" style:font-weight-asian="bold" style:font-name-complex="Liberation Sans" style:font-weight-complex="bold"/>
    </style:style>
    <style:style style:name="P10" style:family="paragraph" style:parent-style-name="Text_20_body">
      <style:paragraph-properties>
        <style:tab-stops>
          <style:tab-stop style:position="16.709cm"/>
        </style:tab-stops>
      </style:paragraph-properties>
      <style:text-properties style:font-name="Liberation Sans" fo:font-weight="bold" officeooo:rsid="001b157b" officeooo:paragraph-rsid="00208164" style:font-name-asian="Liberation Sans" style:font-weight-asian="bold" style:font-name-complex="Liberation Sans" style:font-weight-complex="bold"/>
    </style:style>
    <style:style style:name="P11" style:family="paragraph" style:parent-style-name="Table_20_Contents">
      <style:text-properties fo:color="#729fcf" loext:opacity="100%" style:font-name="Liberation Sans1" fo:font-size="15pt" officeooo:rsid="00105a8f" officeooo:paragraph-rsid="00105a8f" style:font-size-asian="15pt" style:font-size-complex="15pt"/>
    </style:style>
    <style:style style:name="P12" style:family="paragraph" style:parent-style-name="Table_20_Contents">
      <style:text-properties fo:color="#729fcf" loext:opacity="100%" style:font-name="Liberation Sans1" fo:font-size="15pt" fo:font-weight="bold" officeooo:rsid="00105a8f" officeooo:paragraph-rsid="00105a8f" style:font-size-asian="15pt" style:font-weight-asian="bold" style:font-size-complex="15pt" style:font-weight-complex="bold"/>
    </style:style>
    <style:style style:name="P13" style:family="paragraph" style:parent-style-name="Text_20_body">
      <style:text-properties fo:color="#729fcf" loext:opacity="100%" style:font-name="Liberation Sans1"/>
    </style:style>
    <style:style style:name="P14" style:family="paragraph" style:parent-style-name="Text_20_body">
      <style:text-properties fo:color="#729fcf" loext:opacity="100%" style:font-name="Liberation Sans" fo:font-size="15pt" fo:font-weight="bold" officeooo:rsid="000822eb" officeooo:paragraph-rsid="000822eb" style:font-name-asian="Liberation Sans" style:font-size-asian="15pt" style:font-weight-asian="bold" style:font-name-complex="Liberation Sans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16" style:family="paragraph" style:parent-style-name="Table_20_Contents">
      <style:text-properties style:font-name="Liberation Sans1" fo:font-size="9pt" style:font-size-asian="9pt" style:font-size-complex="9pt"/>
    </style:style>
    <style:style style:name="P17" style:family="paragraph" style:parent-style-name="Table_20_Contents">
      <style:text-properties style:font-name="Liberation Sans1" fo:font-size="9pt" officeooo:paragraph-rsid="00184a8c" style:font-size-asian="9pt" style:font-size-complex="9pt"/>
    </style:style>
    <style:style style:name="P18" style:family="paragraph" style:parent-style-name="Table_20_Contents">
      <style:text-properties style:font-name="Liberation Sans1" fo:font-size="9pt" officeooo:paragraph-rsid="0022bd7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fo:font-size="9pt" officeooo:rsid="00238bfd" officeooo:paragraph-rsid="00238bfd" style:font-size-asian="9pt" style:font-size-complex="9pt"/>
    </style:style>
    <style:style style:name="P20" style:family="paragraph" style:parent-style-name="Table_20_Contents">
      <style:text-properties style:font-name="Liberation Sans1" fo:font-size="9pt" officeooo:rsid="00238bfd" officeooo:paragraph-rsid="00238bfd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style:font-name="Liberation Sans1" fo:font-size="10pt" officeooo:paragraph-rsid="00105a8f" style:font-size-asian="10pt" style:font-size-complex="10pt"/>
    </style:style>
    <style:style style:name="P23" style:family="paragraph" style:parent-style-name="Text_20_body">
      <style:text-properties style:font-name="Liberation Sans1" fo:font-size="10pt" style:font-size-asian="10pt" style:font-size-complex="10pt"/>
    </style:style>
    <style:style style:name="P24" style:family="paragraph" style:parent-style-name="Text_20_body">
      <style:text-properties style:font-name="Liberation Sans1"/>
    </style:style>
    <style:style style:name="P25" style:family="paragraph" style:parent-style-name="Text_20_body">
      <style:text-properties style:font-name="Liberation Sans1" officeooo:rsid="001d0060" officeooo:paragraph-rsid="001d0060"/>
    </style:style>
    <style:style style:name="P26" style:family="paragraph" style:parent-style-name="Text_20_body">
      <style:paragraph-properties fo:text-align="justify" style:justify-single-word="false"/>
      <style:text-properties style:font-name="Liberation Sans1" fo:font-weight="bold" officeooo:paragraph-rsid="0006d13d" style:font-weight-asian="bold" style:font-weight-complex="bold"/>
    </style:style>
    <style:style style:name="P27" style:family="paragraph" style:parent-style-name="Text_20_body">
      <style:paragraph-properties>
        <style:tab-stops>
          <style:tab-stop style:position="10.298cm"/>
        </style:tab-stops>
      </style:paragraph-properties>
      <style:text-properties style:font-name="Liberation Sans1"/>
    </style:style>
    <style:style style:name="P28" style:family="paragraph" style:parent-style-name="Table_20_Contents">
      <style:text-properties style:font-name="Liberation Mono" fo:font-size="9pt" officeooo:rsid="001b7700" officeooo:paragraph-rsid="001b7700" style:font-name-asian="Liberation Sans" style:font-size-asian="9pt" style:font-name-complex="Liberation Sans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text-position="sub 58%" style:font-name="Liberation Sans1" fo:font-size="9pt" fo:font-style="normal" style:font-size-asian="9pt" style:font-style-asian="normal" style:font-size-complex="9pt" style:font-style-complex="normal"/>
    </style:style>
    <style:style style:name="P30" style:family="paragraph" style:parent-style-name="Table_20_Contents">
      <style:text-properties style:use-window-font-color="true" loext:opacity="0%" style:font-name="Liberation Sans1" fo:font-size="9pt" style:font-name-asian="Liberation Sans" style:font-size-asian="9pt" style:font-name-complex="Liberation Sans" style:font-size-complex="9pt"/>
    </style:style>
    <style:style style:name="P31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rsid="001bba93" officeooo:paragraph-rsid="00267143" style:font-name-asian="Liberation Sans" style:font-size-asian="9pt" style:font-name-complex="Liberation Sans" style:font-size-complex="9pt"/>
    </style:style>
    <style:style style:name="P32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style:font-name-asian="Liberation Sans" style:font-size-asian="9pt" style:font-name-complex="Liberation Sans" style:font-size-complex="9pt"/>
    </style:style>
    <style:style style:name="P33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paragraph-rsid="00258d61" style:font-name-asian="Liberation Sans" style:font-size-asian="9pt" style:font-name-complex="Liberation Sans" style:font-size-complex="9pt"/>
    </style:style>
    <style:style style:name="P34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use-window-font-color="true" loext:opacity="0%" style:font-name="Liberation Sans1" fo:font-size="9pt" officeooo:paragraph-rsid="00267143" style:font-name-asian="Liberation Sans" style:font-size-asian="9pt" style:font-name-complex="Liberation Sans" style:font-size-complex="9pt"/>
    </style:style>
    <style:style style:name="P35" style:family="paragraph" style:parent-style-name="Table_20_Contents">
      <style:text-properties style:use-window-font-color="true" loext:opacity="0%" style:font-name="Liberation Sans1" fo:font-size="9pt" officeooo:rsid="001bc8f7" officeooo:paragraph-rsid="001bc8f7" style:font-name-asian="Liberation Sans" style:font-size-asian="9pt" style:font-name-complex="Liberation Sans" style:font-size-complex="9pt"/>
    </style:style>
    <style:style style:name="P36" style:family="paragraph" style:parent-style-name="Table_20_Contents">
      <style:text-properties style:use-window-font-color="true" loext:opacity="0%" style:font-name="Liberation Sans1" fo:font-size="9pt" officeooo:paragraph-rsid="00258d61" style:font-name-asian="Liberation Sans" style:font-size-asian="9pt" style:font-name-complex="Liberation Sans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9pt" officeooo:rsid="00258d61" officeooo:paragraph-rsid="00258d61" style:font-name-asian="Liberation Sans" style:font-size-asian="9pt" style:font-name-complex="Liberation Sans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rsid="001bba93" officeooo:paragraph-rsid="001bba93" style:font-name-asian="Liberation Sans" style:font-size-asian="9pt" style:font-name-complex="Liberation Sans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9pt" officeooo:rsid="001b157b" officeooo:paragraph-rsid="001b157b" style:font-name-asian="Liberation Sans" style:font-size-asian="9pt" style:font-name-complex="Liberation Sans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9pt" officeooo:rsid="00267143" officeooo:paragraph-rsid="00267143" style:font-name-asian="Liberation Sans" style:font-size-asian="9pt" style:font-name-complex="Liberation Sans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9pt" officeooo:rsid="001bc8f7" officeooo:paragraph-rsid="001bc8f7" style:font-name-asian="Liberation Sans" style:font-size-asian="9pt" style:font-name-complex="Liberation Sans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9pt" fo:font-style="italic" officeooo:rsid="001bba93" officeooo:paragraph-rsid="001bba93" style:font-name-asian="Liberation Sans" style:font-size-asian="9pt" style:font-style-asian="italic" style:font-name-complex="Liberation Sans" style:font-size-complex="9pt" style:font-style-complex="italic"/>
    </style:style>
    <style:style style:name="P43" style:family="paragraph" style:parent-style-name="Text_20_body">
      <style:text-properties style:text-position="super 58%" style:font-name="Liberation Sans1" fo:font-size="9pt" officeooo:rsid="00267143" officeooo:paragraph-rsid="00267143" style:font-size-asian="7.84999990463257pt" style:font-size-complex="9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822eb" style:font-name-asian="Liberation Sans" style:font-name-complex="Liberation Sans"/>
    </style:style>
    <style:style style:name="T3" style:family="text">
      <style:text-properties style:font-name="Liberation Sans" officeooo:rsid="0010d982" style:font-name-asian="Liberation Sans" style:font-name-complex="Liberation Sans"/>
    </style:style>
    <style:style style:name="T4" style:family="text">
      <style:text-properties style:font-name="Liberation Sans" fo:font-weight="bold" officeooo:rsid="00105a8f" style:font-name-asian="Liberation Sans" style:font-weight-asian="bold" style:font-name-complex="Liberation Sans" style:font-weight-complex="bold"/>
    </style:style>
    <style:style style:name="T5" style:family="text">
      <style:text-properties style:font-name="Liberation Sans" fo:font-size="9pt" officeooo:rsid="000cbd58" style:font-name-asian="Liberation Sans" style:font-size-asian="9pt" style:font-name-complex="Liberation Sans" style:font-size-complex="9pt"/>
    </style:style>
    <style:style style:name="T6" style:family="text">
      <style:text-properties style:font-name="Liberation Sans" fo:font-size="8pt" officeooo:rsid="000cbd58" style:font-name-asian="Liberation Sans" style:font-size-asian="8pt" style:font-name-complex="Liberation Sans" style:font-size-complex="8pt"/>
    </style:style>
    <style:style style:name="T7" style:family="text">
      <style:text-properties style:font-name="Liberation Sans" officeooo:rsid="0010d982"/>
    </style:style>
    <style:style style:name="T8" style:family="text">
      <style:text-properties style:font-name="Liberation Sans" officeooo:rsid="0010d982" style:font-name-asian="Noto Serif CJK SC" style:font-name-complex="Noto Sans Devanagari1"/>
    </style:style>
    <style:style style:name="T9" style:family="text">
      <style:text-properties style:font-name="Liberation Sans" officeooo:rsid="00105a8f"/>
    </style:style>
    <style:style style:name="T10" style:family="text">
      <style:text-properties officeooo:rsid="0009f1ab"/>
    </style:style>
    <style:style style:name="T11" style:family="text">
      <style:text-properties officeooo:rsid="000b12bc"/>
    </style:style>
    <style:style style:name="T12" style:family="text">
      <style:text-properties officeooo:rsid="00105a8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Noto Serif CJK SC" style:font-name-complex="Noto Sans Devanagari1"/>
    </style:style>
    <style:style style:name="T15" style:family="text">
      <style:text-properties officeooo:rsid="0010d982" style:font-name-asian="Noto Serif CJK SC" style:font-name-complex="Noto Sans Devanagari1"/>
    </style:style>
    <style:style style:name="T16" style:family="text">
      <style:text-properties officeooo:rsid="00114470" style:font-name-asian="Noto Serif CJK SC" style:font-name-complex="Noto Sans Devanagari1"/>
    </style:style>
    <style:style style:name="T17" style:family="text">
      <style:text-properties officeooo:rsid="0013409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5d13" style:font-weight-asian="normal" style:font-weight-complex="normal"/>
    </style:style>
    <style:style style:name="T20" style:family="text">
      <style:text-properties style:text-position="sub 58%" fo:font-weight="normal" officeooo:rsid="00175d13" style:font-weight-asian="normal" style:font-weight-complex="normal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fo:font-style="normal" officeooo:rsid="001bba93" style:font-style-asian="normal" style:font-style-complex="normal"/>
    </style:style>
    <style:style style:name="T23" style:family="text">
      <style:text-properties style:text-position="sub 58%" fo:font-style="normal" officeooo:rsid="001bc8f7" style:font-style-asian="normal" style:font-style-complex="normal"/>
    </style:style>
    <style:style style:name="T24" style:family="text">
      <style:text-properties style:text-position="sub 58%" fo:font-style="normal" officeooo:rsid="00238bfd" style:font-style-asian="normal" style:font-style-complex="normal"/>
    </style:style>
    <style:style style:name="T25" style:family="text">
      <style:text-properties style:text-position="sub 58%" fo:font-style="normal" officeooo:rsid="00258d61" style:font-style-asian="normal" style:font-style-complex="normal"/>
    </style:style>
    <style:style style:name="T26" style:family="text">
      <style:text-properties style:text-position="sub 58%" fo:font-style="normal" officeooo:rsid="00267143" style:font-style-asian="normal" style:font-style-complex="normal"/>
    </style:style>
    <style:style style:name="T27" style:family="text">
      <style:text-properties style:text-position="sub 58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28" style:family="text">
      <style:text-properties style:text-position="sub 58%" fo:font-style="normal" fo:font-weight="normal" officeooo:rsid="00184a8c" style:font-name-asian="Liberation Serif" style:font-style-asian="normal" style:font-weight-asian="normal" style:font-name-complex="Liberation Serif" style:font-style-complex="normal" style:font-weight-complex="normal"/>
    </style:style>
    <style:style style:name="T29" style:family="text">
      <style:text-properties style:text-position="sub 58%" officeooo:rsid="00184a8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officeooo:rsid="00175d13" style:font-weight-asian="normal" style:font-weight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fo:font-style="italic" officeooo:rsid="001bba93" style:font-style-asian="italic" style:font-style-complex="italic"/>
    </style:style>
    <style:style style:name="T35" style:family="text">
      <style:text-properties style:text-position="0% 100%" fo:font-style="italic" officeooo:rsid="001bc8f7" style:font-style-asian="italic" style:font-style-complex="italic"/>
    </style:style>
    <style:style style:name="T36" style:family="text">
      <style:text-properties style:text-position="0% 100%" fo:font-style="italic" officeooo:rsid="00258d61" style:font-style-asian="italic" style:font-style-complex="italic"/>
    </style:style>
    <style:style style:name="T37" style:family="text">
      <style:text-properties style:text-position="0% 100%" fo:font-style="italic" fo:font-weight="normal" officeooo:rsid="00185b5f" style:font-name-asian="Liberation Sans" style:font-style-asian="italic" style:font-weight-asian="normal" style:font-name-complex="Liberation Sans" style:font-style-complex="italic" style:font-weight-complex="normal"/>
    </style:style>
    <style:style style:name="T38" style:family="text">
      <style:text-properties style:text-position="0% 100%" fo:font-style="italic" fo:font-weight="normal" officeooo:rsid="00184a8c" style:font-name-asian="Liberation Serif" style:font-style-asian="italic" style:font-weight-asian="normal" style:font-name-complex="Liberation Serif" style:font-style-complex="italic" style:font-weight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01bba93" style:font-style-asian="normal" style:font-style-complex="normal"/>
    </style:style>
    <style:style style:name="T41" style:family="text">
      <style:text-properties style:text-position="0% 100%" fo:font-style="normal" officeooo:rsid="001bc8f7" style:font-style-asian="normal" style:font-style-complex="normal"/>
    </style:style>
    <style:style style:name="T42" style:family="text">
      <style:text-properties style:text-position="0% 100%" fo:font-style="normal" officeooo:rsid="00258d61" style:font-style-asian="normal" style:font-style-complex="normal"/>
    </style:style>
    <style:style style:name="T43" style:family="text">
      <style:text-properties style:text-position="0% 100%" fo:font-style="normal" officeooo:rsid="00267143" style:font-style-asian="normal" style:font-style-complex="normal"/>
    </style:style>
    <style:style style:name="T44" style:family="text">
      <style:text-properties style:text-position="0% 100%" fo:font-style="normal" fo:font-weight="normal" officeooo:rsid="00175d13" style:font-name-asian="Liberation Sans" style:font-style-asian="normal" style:font-weight-asian="normal" style:font-name-complex="Liberation Sans" style:font-style-complex="normal" style:font-weight-complex="normal"/>
    </style:style>
    <style:style style:name="T45" style:family="text">
      <style:text-properties style:text-position="0% 100%" fo:font-style="normal" fo:font-weight="normal" officeooo:rsid="00185b5f" style:font-name-asian="Liberation Sans" style:font-style-asian="normal" style:font-weight-asian="normal" style:font-name-complex="Liberation Sans" style:font-style-complex="normal" style:font-weight-complex="normal"/>
    </style:style>
    <style:style style:name="T46" style:family="text">
      <style:text-properties style:text-position="0% 100%" fo:font-style="normal" fo:font-weight="normal" officeooo:rsid="00238bfd" style:font-name-asian="Liberation Sans" style:font-style-asian="normal" style:font-weight-asian="normal" style:font-name-complex="Liberation Sans" style:font-style-complex="normal" style:font-weight-complex="normal"/>
    </style:style>
    <style:style style:name="T47" style:family="text">
      <style:text-properties style:text-position="0% 100%" fo:font-style="normal" fo:font-weight="normal" officeooo:rsid="00238bfd" style:font-name-asian="Liberation Serif" style:font-style-asian="normal" style:font-weight-asian="normal" style:font-name-complex="Liberation Serif" style:font-style-complex="normal" style:font-weight-complex="normal"/>
    </style:style>
    <style:style style:name="T48" style:family="text">
      <style:text-properties style:text-position="0% 100%" fo:font-style="normal" fo:font-weight="normal" officeooo:rsid="00184a8c" style:font-name-asian="Liberation Serif" style:font-style-asian="normal" style:font-weight-asian="normal" style:font-name-complex="Liberation Serif" style:font-style-complex="normal" style:font-weight-complex="normal"/>
    </style:style>
    <style:style style:name="T49" style:family="text">
      <style:text-properties style:text-position="0% 100%" fo:font-style="normal" fo:font-weight="normal" officeooo:rsid="00184a8c" style:font-name-asian="Noto Serif CJK SC" style:font-style-asian="normal" style:font-weight-asian="normal" style:font-name-complex="Noto Sans Devanagari1" style:font-style-complex="normal" style:font-weight-complex="normal"/>
    </style:style>
    <style:style style:name="T50" style:family="text">
      <style:text-properties style:text-position="0% 100%" fo:font-style="normal" fo:font-weight="normal" officeooo:rsid="00238bfd" style:font-name-asian="Noto Serif CJK SC" style:font-style-asian="normal" style:font-weight-asian="normal" style:font-name-complex="Noto Sans Devanagari1" style:font-style-complex="normal" style:font-weight-complex="normal"/>
    </style:style>
    <style:style style:name="T51" style:family="text">
      <style:text-properties style:text-position="0% 100%" fo:font-style="normal" fo:font-weight="normal" officeooo:rsid="00185b5f" style:font-name-asian="Noto Serif CJK SC" style:font-style-asian="normal" style:font-weight-asian="normal" style:font-name-complex="Noto Sans Devanagari1" style:font-style-complex="normal" style:font-weight-complex="normal"/>
    </style:style>
    <style:style style:name="T52" style:family="text">
      <style:text-properties style:text-position="0% 100%" officeooo:rsid="00184a8c"/>
    </style:style>
    <style:style style:name="T53" style:family="text">
      <style:text-properties style:text-position="0% 100%" officeooo:rsid="0022bd76"/>
    </style:style>
    <style:style style:name="T54" style:family="text">
      <style:text-properties style:text-position="0% 100%" style:font-name="Liberation Sans" officeooo:rsid="00238bfd" style:font-name-asian="Liberation Sans" style:font-name-complex="Liberation Sans"/>
    </style:style>
    <style:style style:name="T55" style:family="text">
      <style:text-properties style:text-position="0% 100%" style:font-name="Liberation Serif" fo:font-style="normal" officeooo:rsid="00258d61" style:font-style-asian="normal" style:font-style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184a8c" style:font-style-asian="italic" style:font-style-complex="italic"/>
    </style:style>
    <style:style style:name="T58" style:family="text">
      <style:text-properties fo:font-style="italic" officeooo:rsid="001bba93" style:font-style-asian="italic" style:font-style-complex="italic"/>
    </style:style>
    <style:style style:name="T59" style:family="text">
      <style:text-properties fo:font-style="italic" officeooo:rsid="001bc8f7" style:font-style-asian="italic" style:font-style-complex="italic"/>
    </style:style>
    <style:style style:name="T60" style:family="text">
      <style:text-properties style:font-name="Liberation Serif" style:font-name-asian="Liberation Serif" style:font-name-complex="Liberation Serif"/>
    </style:style>
    <style:style style:name="T61" style:family="text">
      <style:text-properties style:font-name="Liberation Serif" officeooo:rsid="001bc8f7" style:font-name-asian="Liberation Serif" style:font-name-complex="Liberation Serif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216300" style:font-size-asian="8pt" style:font-size-complex="8pt"/>
    </style:style>
    <style:style style:name="T64" style:family="text">
      <style:text-properties officeooo:rsid="001bba93"/>
    </style:style>
    <style:style style:name="T65" style:family="text">
      <style:text-properties officeooo:rsid="001bc8f7"/>
    </style:style>
    <style:style style:name="T66" style:family="text">
      <style:text-properties officeooo:rsid="001eb60c"/>
    </style:style>
    <style:style style:name="T67" style:family="text">
      <style:text-properties officeooo:rsid="00216300"/>
    </style:style>
    <style:style style:name="T68" style:family="text">
      <style:text-properties officeooo:rsid="0022bd76"/>
    </style:style>
    <style:style style:name="T69" style:family="text">
      <style:text-properties officeooo:rsid="00238bfd"/>
    </style:style>
    <style:style style:name="T70" style:family="text">
      <style:text-properties officeooo:rsid="00258d61"/>
    </style:style>
    <style:style style:name="T71" style:family="text">
      <style:text-properties style:use-window-font-color="true" loext:opacity="0%" style:text-position="0% 100%" style:font-name-asian="Liberation Sans" style:font-size-asian="9pt" style:font-name-complex="Liberation Sans"/>
    </style:style>
    <style:style style:name="T72" style:family="text">
      <style:text-properties style:use-window-font-color="true" loext:opacity="0%" style:text-position="0% 100%" officeooo:rsid="001bc8f7" style:font-name-asian="Liberation Sans" style:font-size-asian="9pt" style:font-name-complex="Liberation Sans"/>
    </style:style>
    <style:style style:name="T73" style:family="text">
      <style:text-properties style:use-window-font-color="true" loext:opacity="0%" style:text-position="0% 100%" style:font-name="Liberation Sans" style:font-name-asian="Liberation Sans" style:font-size-asian="9pt" style:font-name-complex="Liberation Sans"/>
    </style:style>
    <style:style style:name="T74" style:family="text">
      <style:text-properties style:use-window-font-color="true" loext:opacity="0%" style:text-position="0% 100%" fo:font-style="italic" style:font-name-asian="Liberation Sans" style:font-size-asian="9pt" style:font-style-asian="italic" style:font-name-complex="Liberation Sans" style:font-style-complex="italic"/>
    </style:style>
    <style:style style:name="T75" style:family="text">
      <style:text-properties style:use-window-font-color="true" loext:opacity="0%" style:text-position="0% 100%" fo:font-style="normal" style:font-name-asian="Liberation Sans" style:font-size-asian="9pt" style:font-style-asian="normal" style:font-name-complex="Liberation Sans" style:font-style-complex="normal"/>
    </style:style>
    <style:style style:name="T76" style:family="text">
      <style:text-properties style:use-window-font-color="true" loext:opacity="0%" style:text-position="0% 100%" style:font-name="Liberation Sans" fo:font-style="normal" style:font-name-asian="Liberation Sans" style:font-size-asian="9pt" style:font-style-asian="normal" style:font-name-complex="Liberation Sans" style:font-style-complex="normal"/>
    </style:style>
    <style:style style:name="T77" style:family="text">
      <style:text-properties style:use-window-font-color="true" loext:opacity="0%" style:text-position="0% 100%" style:font-name="Liberation Sans" fo:font-style="normal" officeooo:rsid="001bc8f7" style:font-name-asian="Liberation Sans" style:font-size-asian="9pt" style:font-style-asian="normal" style:font-name-complex="Liberation Sans" style:font-style-complex="normal"/>
    </style:style>
    <style:style style:name="T78" style:family="text">
      <style:text-properties style:use-window-font-color="true" loext:opacity="0%" style:text-position="0% 100%" style:font-name="Liberation Sans" fo:font-style="italic" style:font-name-asian="Liberation Sans" style:font-size-asian="9pt" style:font-style-asian="italic" style:font-name-complex="Liberation Sans" style:font-style-complex="italic"/>
    </style:style>
    <style:style style:name="T79" style:family="text">
      <style:text-properties style:use-window-font-color="true" loext:opacity="0%" style:text-position="sub 58%" fo:font-style="italic" style:font-name-asian="Liberation Sans" style:font-size-asian="9pt" style:font-style-asian="italic" style:font-name-complex="Liberation Sans" style:font-style-complex="italic"/>
    </style:style>
    <style:style style:name="T80" style:family="text">
      <style:text-properties style:use-window-font-color="true" loext:opacity="0%" style:text-position="sub 58%" style:font-name="Liberation Sans" fo:font-style="italic" style:font-name-asian="Liberation Sans" style:font-size-asian="9pt" style:font-style-asian="italic" style:font-name-complex="Liberation Sans" style:font-style-complex="italic"/>
    </style:style>
    <style:style style:name="T81" style:family="text">
      <style:text-properties style:text-position="super 58%" fo:font-style="normal" officeooo:rsid="001bba93" style:font-style-asian="normal" style:font-style-complex="normal"/>
    </style:style>
    <style:style style:name="T82" style:family="text">
      <style:text-properties style:text-position="super 58%" fo:font-style="normal" officeooo:rsid="00258d61" style:font-style-asian="normal" style:font-style-complex="normal"/>
    </style:style>
    <style:style style:name="T83" style:family="text">
      <style:text-properties style:font-name="Liberation Serif" style:font-name-asian="Liberation Serif" style:font-name-complex="Liberation Serif"/>
    </style:style>
    <style:style style:name="T84" style:family="text">
      <style:text-properties style:font-name="Liberation Serif" officeooo:rsid="00267143" style:font-name-asian="Liberation Serif" style:font-name-complex="Liberation Serif"/>
    </style:style>
    <style:style style:name="T85" style:family="text">
      <style:text-properties officeooo:rsid="00267143"/>
    </style:style>
    <style:style style:name="T86" style:family="text">
      <style:text-properties officeooo:rsid="0027ea3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6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>
          <style:column style:rel-width="1020*" fo:start-indent="0cm" fo:end-indent="0.053cm"/>
          <style:column style:rel-width="9752*" fo:start-indent="0.053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sjon1">
        <table:table table:name="Tabell2" table:style-name="Tabell2">
          <table:table-column table:style-name="Tabell2.A"/>
          <table:table-column table:style-name="Tabell2.B"/>
          <table:table-row>
            <table:table-cell table:style-name="Tabell2.A1" office:value-type="string">
              <text:p text:style-name="P11">32<text:span text:style-name="T67">8</text:span></text:p>
            </table:table-cell>
            <table:table-cell table:style-name="Tabell2.B1" office:value-type="string">
              <text:p text:style-name="P12">5</text:p>
            </table:table-cell>
          </table:table-row>
        </table:table>
        <text:p text:style-name="P13"/>
        <text:p text:style-name="P13"><text:span text:style-name="T13">TRANZISTORY</text:span> <text:span text:style-name="T2">● SPÍNACI VÝKONOVÉ<text:line-break/></text:span><text:span text:style-name="T4">––––––––––––––––––––––––––––––––––––––––––––––––––––––––––––––––––––––––</text:span></text:p>
      </text:section>
      <text:p text:style-name="P14">KU 6<text:span text:style-name="T86">11</text:span>, KU 6<text:span text:style-name="T86">12</text:span> <text:s text:c="3"/>NPN – PRO SPÍNACÍ A REGULAČNÍ APLIKACE</text:p>
      <text:p text:style-name="P22"><text:span text:style-name="T12">NPN – TPAH</text:span><text:span text:style-name="T9">З</text:span><text:span text:style-name="T7">ИCTOP ДЛЯ ПEPEKЛЮЧAЮЩИX И УПPABЛЯЮЩИX CXEM </text:span><text:span text:style-name="T3">●</text:span><text:span text:style-name="T8"> </text:span><text:span text:style-name="T10">NPN – </text:span><text:span text:style-name="T11">TRANSISTOR FOR SWITCHING AND CONTROL CIRCUITS </text:span><text:span text:style-name="T3">●</text:span><text:span text:style-name="T15"> NPN </text:span><text:span text:style-name="T16">TRANSISTOREN FÜR SCHALTVORGÄNGE UND REGULATION</text:span></text:p>
      <text:p text:style-name="P26">Křemíkové výkonové spínací tranzistor<text:span text:style-name="T67">y</text:span> NPN se ztrátovým <text:span text:style-name="T17">výkonem</text:span> <draw:frame draw:style-name="fr1" draw:name="Bilde1" text:anchor-type="char" svg:x="14.025cm" svg:y="0.09cm" svg:width="4.905cm" svg:height="5.158cm" draw:z-index="0"><draw:image xlink:href="../Skisse.png" xlink:type="simple" xlink:show="embed" xlink:actuate="onLoad" draw:mime-type="image/png"/></draw:frame><text:span text:style-name="T67">1</text:span>0 W, vyrobené technologií MESA-epitaxní, určené pro použití<text:line-break/>ve spínacích a regulačnich obvodench <text:span text:style-name="T67">s proudem do 10 A </text:span>v pří-strojích ṧirokého použiti.</text:p>
      <text:p text:style-name="P24">Kovové pouzdro se dvěma koliky ve skleněných prǔchodkách.<text:line-break/>Kolektor je vodivě spojen s pouzdrem.</text:p>
      <text:p text:style-name="P24">Hmotnost: max. <text:span text:style-name="T67">1</text:span>2 g.</text:p>
      <text:p text:style-name="P27"><text:span text:style-name="T5"><text:tab/></text:span><text:span text:style-name="T6">• <text:s/></text:span><text:span text:style-name="T62">U vývodǔ pokrytých pájkou <text:line-break/><text:tab/> <text:s text:c="3"/>max. 1,</text:span><text:span text:style-name="T63">3</text:span><text:span text:style-name="T62"> mm.<text:line-break/><text:tab/></text:span><text:span text:style-name="T6">•• Měří se ve vzdálenosti max. <text:line-break/><text:tab/> <text:s text:c="2"/>1,5 mm od pouzdra.</text:span></text:p>
      <text:p text:style-name="P9">Mezní hodnoty:<text:span text:style-name="T18"><text:tab/></text:span><text:span text:style-name="T19">T</text:span><text:span text:style-name="T20">c</text:span><text:span text:style-name="T32"> = +25 °C</text:span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 table:style-name="Tabell1.1">
          <table:table-cell table:style-name="Tabell1.A1" office:value-type="string">
            <text:p text:style-name="P16"/>
          </table:table-cell>
          <table:table-cell table:style-name="Tabell1.B1" office:value-type="string">
            <text:p text:style-name="P15"/>
          </table:table-cell>
          <table:table-cell table:style-name="Tabell1.B1" office:value-type="string">
            <text:p text:style-name="P16"/>
          </table:table-cell>
          <table:table-cell table:style-name="Tabell1.D1" office:value-type="string">
            <text:p text:style-name="P21">KU 6<text:span text:style-name="T69">11</text:span></text:p>
          </table:table-cell>
          <table:table-cell table:style-name="Tabell1.E1" office:value-type="string">
            <text:p text:style-name="P21">KU 6<text:span text:style-name="T69">12</text:span></text:p>
          </table:table-cell>
          <table:table-cell table:style-name="Tabell1.B1" office:value-type="string">
            <text:p text:style-name="P16"/>
          </table:table-cell>
        </table:table-row>
        <table:table-row table:style-name="Tabell1.1">
          <table:table-cell table:style-name="Tabell1.A2" office:value-type="string">
            <text:p text:style-name="P16"/>
          </table:table-cell>
          <table:table-cell table:style-name="Tabell1.B2" office:value-type="string">
            <text:p text:style-name="P29"/>
          </table:table-cell>
          <table:table-cell table:style-name="Tabell1.B2" office:value-type="string">
            <text:p text:style-name="P15"/>
          </table:table-cell>
          <table:table-cell table:style-name="Tabell1.D2" office:value-type="string">
            <text:p text:style-name="P19"/>
          </table:table-cell>
          <table:table-cell table:style-name="Tabell1.A1" office:value-type="string">
            <text:p text:style-name="P15"/>
          </table:table-cell>
          <table:table-cell table:style-name="Tabell1.B2" office:value-type="string">
            <text:p text:style-name="P16"/>
          </table:table-cell>
        </table:table-row>
        <table:table-row table:style-name="Tabell1.1">
          <table:table-cell table:style-name="Tabell1.A2" office:value-type="string">
            <text:p text:style-name="P16">Napěti kolektor – báze</text:p>
          </table:table-cell>
          <table:table-cell table:style-name="Tabell1.B2" office:value-type="string">
            <text:p text:style-name="P15"><text:span text:style-name="T56">U</text:span><text:span text:style-name="T21">CBO</text:span></text:p>
          </table:table-cell>
          <table:table-cell table:style-name="Tabell1.B2" office:value-type="string">
            <text:p text:style-name="P15">max.</text:p>
          </table:table-cell>
          <table:table-cell table:style-name="Tabell1.D3" office:value-type="string">
            <text:p text:style-name="P15">210</text:p>
          </table:table-cell>
          <table:table-cell table:style-name="Tabell1.E3" office:value-type="string">
            <text:p text:style-name="P15">250</text:p>
          </table:table-cell>
          <table:table-cell table:style-name="Tabell1.B2" office:value-type="string">
            <text:p text:style-name="P16">V</text:p>
          </table:table-cell>
        </table:table-row>
        <table:table-row table:style-name="Tabell1.1">
          <table:table-cell table:style-name="Tabell1.A2" office:value-type="string">
            <text:p text:style-name="P18">Napěti kolektor – emitor <text:span text:style-name="T68">(</text:span><text:span text:style-name="T57">R</text:span><text:span text:style-name="T29">BE</text:span><text:span text:style-name="T52"> = </text:span><text:span text:style-name="T54">∞</text:span><text:span text:style-name="T53">)</text:span></text:p>
          </table:table-cell>
          <table:table-cell table:style-name="Tabell1.B2" office:value-type="string">
            <text:p text:style-name="P15"><text:span text:style-name="T56">U</text:span><text:span text:style-name="T21">CEO</text:span></text:p>
          </table:table-cell>
          <table:table-cell table:style-name="Tabell1.B2" office:value-type="string">
            <text:p text:style-name="P15">max.</text:p>
          </table:table-cell>
          <table:table-cell table:style-name="Tabell1.D4" office:value-type="string">
            <text:p text:style-name="P19">50</text:p>
          </table:table-cell>
          <table:table-cell table:style-name="Tabell1.E4" office:value-type="string">
            <text:p text:style-name="P19">80</text:p>
          </table:table-cell>
          <table:table-cell table:style-name="Tabell1.B2" office:value-type="string">
            <text:p text:style-name="P16">V</text:p>
          </table:table-cell>
        </table:table-row>
        <table:table-row table:style-name="Tabell1.1">
          <table:table-cell table:style-name="Tabell1.A2" office:value-type="string">
            <text:p text:style-name="P16">Napěti emitor – báze</text:p>
          </table:table-cell>
          <table:table-cell table:style-name="Tabell1.B2" office:value-type="string">
            <text:p text:style-name="P15"><text:span text:style-name="T30">U</text:span><text:span text:style-name="T21">EBO</text:span></text:p>
          </table:table-cell>
          <table:table-cell table:style-name="Tabell1.B2" office:value-type="string">
            <text:p text:style-name="P15">max.</text:p>
          </table:table-cell>
          <table:table-cell table:style-name="Tabell1.D5" table:number-columns-spanned="2" office:value-type="string">
            <text:p text:style-name="P19">3</text:p>
          </table:table-cell>
          <table:covered-table-cell/>
          <table:table-cell table:style-name="Tabell1.B2" office:value-type="string">
            <text:p text:style-name="P16">V</text:p>
          </table:table-cell>
        </table:table-row>
        <table:table-row table:style-name="Tabell1.1">
          <table:table-cell table:style-name="Tabell1.A2" office:value-type="string">
            <text:p text:style-name="P16">Proud kolektoru</text:p>
          </table:table-cell>
          <table:table-cell table:style-name="Tabell1.B2" office:value-type="string">
            <text:p text:style-name="P15"><text:span text:style-name="T33">I</text:span><text:span text:style-name="T21">C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9">3</text:p>
          </table:table-cell>
          <table:covered-table-cell/>
          <table:table-cell table:style-name="Tabell1.B2" office:value-type="string">
            <text:p text:style-name="P20">A</text:p>
          </table:table-cell>
        </table:table-row>
        <table:table-row table:style-name="Tabell1.1">
          <table:table-cell table:style-name="Tabell1.A2" office:value-type="string">
            <text:p text:style-name="P16">Proud emitoru</text:p>
          </table:table-cell>
          <table:table-cell table:style-name="Tabell1.B2" office:value-type="string">
            <text:p text:style-name="P15">– <text:span text:style-name="T33">I</text:span><text:span text:style-name="T21">E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9">3,5</text:p>
          </table:table-cell>
          <table:covered-table-cell/>
          <table:table-cell table:style-name="Tabell1.B2" office:value-type="string">
            <text:p text:style-name="P20">A</text:p>
          </table:table-cell>
        </table:table-row>
        <table:table-row table:style-name="Tabell1.1">
          <table:table-cell table:style-name="Tabell1.B2" office:value-type="string">
            <text:p text:style-name="P17">Proud báze</text:p>
          </table:table-cell>
          <table:table-cell table:style-name="Tabell1.B2" office:value-type="string">
            <text:p text:style-name="P15"><text:span text:style-name="T33">I</text:span><text:span text:style-name="T21">B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9">0,5</text:p>
          </table:table-cell>
          <table:covered-table-cell/>
          <table:table-cell table:style-name="Tabell1.B2" office:value-type="string">
            <text:p text:style-name="P16">A</text:p>
          </table:table-cell>
        </table:table-row>
        <table:table-row table:style-name="Tabell1.1">
          <table:table-cell table:style-name="Tabell1.B2" office:value-type="string">
            <text:p text:style-name="P16">Ztrátový výkon <text:span text:style-name="T37">U</text:span><text:span text:style-name="T27">CE</text:span><text:span text:style-name="T45"> </text:span><text:span text:style-name="T47">≤ 20 V, </text:span><text:span text:style-name="T38">T</text:span><text:span text:style-name="T28">c</text:span><text:span text:style-name="T48"> ≤</text:span><text:span text:style-name="T49"> </text:span><text:span text:style-name="T50">4</text:span><text:span text:style-name="T51">5 </text:span><text:span text:style-name="T44">°C</text:span></text:p>
          </table:table-cell>
          <table:table-cell table:style-name="Tabell1.B2" office:value-type="string">
            <text:p text:style-name="P15"><text:span text:style-name="T33">P</text:span><text:span text:style-name="T21">tot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5">1<text:span text:style-name="T69">0</text:span></text:p>
          </table:table-cell>
          <table:covered-table-cell/>
          <table:table-cell table:style-name="Tabell1.B2" office:value-type="string">
            <text:p text:style-name="P16">W</text:p>
          </table:table-cell>
        </table:table-row>
        <table:table-row table:style-name="Tabell1.1">
          <table:table-cell table:style-name="Tabell1.B2" office:value-type="string">
            <text:p text:style-name="P16">Teplota přechodu</text:p>
          </table:table-cell>
          <table:table-cell table:style-name="Tabell1.B2" office:value-type="string">
            <text:p text:style-name="P15"><text:span text:style-name="T33">T</text:span><text:span text:style-name="T21">j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5">+155</text:p>
          </table:table-cell>
          <table:covered-table-cell/>
          <table:table-cell table:style-name="Tabell1.B2" office:value-type="string">
            <text:p text:style-name="P16">°C</text:p>
          </table:table-cell>
        </table:table-row>
        <table:table-row table:style-name="Tabell1.1">
          <table:table-cell table:style-name="Tabell1.B2" office:value-type="string">
            <text:p text:style-name="P16"><text:span text:style-name="T45">Teplota </text:span><text:span text:style-name="T46">pří skladováni</text:span></text:p>
          </table:table-cell>
          <table:table-cell table:style-name="Tabell1.B2" office:value-type="string">
            <text:p text:style-name="P15"><text:span text:style-name="T33">T</text:span><text:span text:style-name="T24">stg</text:span></text:p>
          </table:table-cell>
          <table:table-cell table:style-name="Tabell1.B2" office:value-type="string">
            <text:p text:style-name="P15">max.</text:p>
          </table:table-cell>
          <table:table-cell table:style-name="Tabell1.D6" table:number-columns-spanned="2" office:value-type="string">
            <text:p text:style-name="P15">–50 ... +50</text:p>
          </table:table-cell>
          <table:covered-table-cell/>
          <table:table-cell table:style-name="Tabell1.B2" office:value-type="string">
            <text:p text:style-name="P16">°C</text:p>
          </table:table-cell>
        </table:table-row>
        <table:table-row table:style-name="Tabell1.1">
          <table:table-cell table:style-name="Tabell1.A12" office:value-type="string">
            <text:p text:style-name="P16">Teplota <text:span text:style-name="T69">odpor vnit</text:span><text:span text:style-name="T46">řní (</text:span><text:span text:style-name="T37">U</text:span><text:span text:style-name="T27">CE</text:span><text:span text:style-name="T45"> </text:span><text:span text:style-name="T47">≤ 20 V)</text:span></text:p>
          </table:table-cell>
          <table:table-cell table:style-name="Tabell1.A12" office:value-type="string">
            <text:p text:style-name="P15"><text:span text:style-name="T33">R</text:span><text:span text:style-name="T21">thjc</text:span></text:p>
          </table:table-cell>
          <table:table-cell table:style-name="Tabell1.A12" office:value-type="string">
            <text:p text:style-name="P15"/>
          </table:table-cell>
          <table:table-cell table:style-name="Tabell1.D12" table:number-columns-spanned="2" office:value-type="string">
            <text:p text:style-name="P19"><text:span text:style-name="T60">≤</text:span><text:span text:style-name="T14">11</text:span></text:p>
          </table:table-cell>
          <table:covered-table-cell/>
          <table:table-cell table:style-name="Tabell1.A12" office:value-type="string">
            <text:p text:style-name="P16">K/W</text:p>
          </table:table-cell>
        </table:table-row>
      </table:table>
      <text:p text:style-name="P23"/>
      <text:p text:style-name="P10">Charakteristické údaje:<text:tab/><text:span text:style-name="T19">T</text:span><text:span text:style-name="T20">c</text:span><text:span text:style-name="T32"> = +25 °C</text:span>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P28">Jmenovité hodnoty:</text:p>
          </table:table-cell>
          <table:table-cell table:style-name="Tabell3.B1" office:value-type="string">
            <text:p text:style-name="P1"/>
          </table:table-cell>
          <table:table-cell table:style-name="Tabell3.C1" office:value-type="string">
            <text:p text:style-name="P21">KU 6<text:span text:style-name="T69">11</text:span></text:p>
          </table:table-cell>
          <table:table-cell table:style-name="Tabell3.C1" office:value-type="string">
            <text:p text:style-name="P21">KU 6<text:span text:style-name="T69">12</text:span></text:p>
          </table:table-cell>
          <table:table-cell table:style-name="Tabell3.E1" office:value-type="string">
            <text:p text:style-name="P2"/>
          </table:table-cell>
        </table:table-row>
        <table:table-row table:style-name="Tabell3.2">
          <table:table-cell table:style-name="Tabell3.A2" office:value-type="string">
            <text:p text:style-name="P30">* <text:span text:style-name="T70">Nap</text:span><text:span text:style-name="T65">ěti </text:span><text:span text:style-name="T70">kolektoru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3">
          <table:table-cell table:style-name="Tabell3.A2" office:value-type="string">
            <text:p text:style-name="P32"><text:s text:c="4"/><text:span text:style-name="T64">(</text:span><text:span text:style-name="T59">I</text:span><text:span text:style-name="T22">C</text:span><text:span text:style-name="T40"> = </text:span><text:span text:style-name="T41">0,</text:span><text:span text:style-name="T42">2</text:span><text:span text:style-name="T40"> </text:span><text:span text:style-name="T41">A</text:span><text:span text:style-name="T40">)</text:span><text:span text:style-name="T81"> </text:span><text:span text:style-name="T82">1)</text:span><text:span text:style-name="T42"> </text:span><text:span text:style-name="T40"><text:s text:c="56"/>KU 6</text:span><text:span text:style-name="T42">11</text:span></text:p>
          </table:table-cell>
          <table:table-cell table:style-name="Tabell3.B2" office:value-type="string">
            <text:p text:style-name="P6"><text:span text:style-name="T70">U</text:span><text:span text:style-name="T21">C</text:span><text:span text:style-name="T25">E</text:span><text:span text:style-name="T21">O</text:span></text:p>
          </table:table-cell>
          <table:table-cell table:style-name="Tabell3.B2" office:value-type="string">
            <text:p text:style-name="P37"><text:span text:style-name="T60">≥</text:span>50</text:p>
          </table:table-cell>
          <table:table-cell table:style-name="Tabell3.B2" office:value-type="string">
            <text:p text:style-name="P37">–</text:p>
          </table:table-cell>
          <table:table-cell table:style-name="Tabell3.E2" office:value-type="string">
            <text:p text:style-name="P37">V</text:p>
          </table:table-cell>
        </table:table-row>
        <table:table-row table:style-name="Tabell3.4">
          <table:table-cell table:style-name="Tabell3.A2" office:value-type="string">
            <text:p text:style-name="P33"><text:span text:style-name="T40"><text:s text:c="4"/>(</text:span><text:span text:style-name="T35">I</text:span><text:span text:style-name="T22">C</text:span><text:span text:style-name="T40"> = </text:span><text:span text:style-name="T41">0,</text:span><text:span text:style-name="T42">2</text:span><text:span text:style-name="T40"> </text:span><text:span text:style-name="T41">A</text:span><text:span text:style-name="T40">)</text:span><text:span text:style-name="T81"> </text:span><text:span text:style-name="T82">1)</text:span><text:span text:style-name="T42"> </text:span><text:span text:style-name="T40"><text:s text:c="56"/>KU 6</text:span><text:span text:style-name="T42">12</text:span></text:p>
          </table:table-cell>
          <table:table-cell table:style-name="Tabell3.B2" office:value-type="string">
            <text:p text:style-name="P6"><text:span text:style-name="T70">U</text:span><text:span text:style-name="T21">C</text:span><text:span text:style-name="T25">E</text:span><text:span text:style-name="T21">O</text:span></text:p>
          </table:table-cell>
          <table:table-cell table:style-name="Tabell3.B2" office:value-type="string">
            <text:p text:style-name="P37">–</text:p>
          </table:table-cell>
          <table:table-cell table:style-name="Tabell3.B2" office:value-type="string">
            <text:p text:style-name="P37"><text:span text:style-name="T60">≥8</text:span>0</text:p>
          </table:table-cell>
          <table:table-cell table:style-name="Tabell3.E2" office:value-type="string">
            <text:p text:style-name="P37">V</text:p>
          </table:table-cell>
        </table:table-row>
        <table:table-row table:style-name="Tabell3.5">
          <table:table-cell table:style-name="Tabell3.A2" office:value-type="string">
            <text:p text:style-name="P33"><text:span text:style-name="T40">* Zbytkový proud </text:span><text:span text:style-name="T42">kolektor – báze</text:span></text:p>
          </table:table-cell>
          <table:table-cell table:style-name="Tabell3.B2" office:value-type="string">
            <text:p text:style-name="P6"><text:span text:style-name="T21"/></text:p>
          </table:table-cell>
          <table:table-cell table:style-name="Tabell3.B2" office:value-type="string">
            <text:p text:style-name="P4"/>
          </table:table-cell>
          <table:table-cell table:style-name="Tabell3.B2" office:value-type="string">
            <text:p text:style-name="P4"/>
          </table:table-cell>
          <table:table-cell table:style-name="Tabell3.E2" office:value-type="string">
            <text:p text:style-name="P3"/>
          </table:table-cell>
        </table:table-row>
        <table:table-row table:style-name="Tabell3.5">
          <table:table-cell table:style-name="Tabell3.A2" office:value-type="string">
            <text:p text:style-name="P33"><text:s text:c="4"/><text:span text:style-name="T64">(</text:span><text:span text:style-name="T58">U</text:span><text:span text:style-name="T22">C</text:span><text:span text:style-name="T25">B</text:span><text:span text:style-name="T40"> = </text:span><text:span text:style-name="T42">30</text:span><text:span text:style-name="T40"> V)</text:span></text:p>
          </table:table-cell>
          <table:table-cell table:style-name="Tabell3.B2" office:value-type="string">
            <text:p text:style-name="P6">I<text:span text:style-name="T25">C</text:span><text:span text:style-name="T21">BO</text:span></text:p>
          </table:table-cell>
          <table:table-cell table:style-name="Tabell3.B2" office:value-type="string">
            <text:p text:style-name="P37">1 <text:span text:style-name="T60">≤ 50</text:span></text:p>
          </table:table-cell>
          <table:table-cell table:style-name="Tabell3.B2" office:value-type="string">
            <text:p text:style-name="P37">0,5 <text:span text:style-name="T60">≤ 50</text:span></text:p>
          </table:table-cell>
          <table:table-cell table:style-name="Tabell3.E2" office:value-type="string">
            <text:p text:style-name="P37">µA</text:p>
          </table:table-cell>
        </table:table-row>
        <table:table-row table:style-name="Tabell3.7">
          <table:table-cell table:style-name="Tabell3.A2" office:value-type="string">
            <text:p text:style-name="P30"><text:span text:style-name="T64">Zbytkový proud </text:span><text:span text:style-name="T70">kolektor – emitor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8">
          <table:table-cell table:style-name="Tabell3.A2" office:value-type="string">
            <text:p text:style-name="P30"><text:s text:c="4"/><text:span text:style-name="T64">(</text:span><text:span text:style-name="T58">U</text:span><text:span text:style-name="T22">CE</text:span><text:span text:style-name="T40"> = </text:span><text:span text:style-name="T42">60 </text:span><text:span text:style-name="T40">V, </text:span><text:span text:style-name="T36">R</text:span><text:span text:style-name="T25">BE</text:span><text:span text:style-name="T42"> = 30 </text:span><text:span text:style-name="T55">Ω</text:span><text:span text:style-name="T40">) <text:s text:c="38"/></text:span><text:span text:style-name="T42">KU 611</text:span></text:p>
          </table:table-cell>
          <table:table-cell table:style-name="Tabell3.B2" office:value-type="string">
            <text:p text:style-name="P6">I<text:span text:style-name="T25">CER</text:span></text:p>
          </table:table-cell>
          <table:table-cell table:style-name="Tabell3.B2" office:value-type="string">
            <text:p text:style-name="P37"><text:span text:style-name="T60">≤</text:span>300</text:p>
          </table:table-cell>
          <table:table-cell table:style-name="Tabell3.B2" office:value-type="string">
            <text:p text:style-name="P37">–</text:p>
          </table:table-cell>
          <table:table-cell table:style-name="Tabell3.E2" office:value-type="string">
            <text:p text:style-name="P3"><text:span text:style-name="T70">µ</text:span>A</text:p>
          </table:table-cell>
        </table:table-row>
        <table:table-row table:style-name="Tabell3.8">
          <table:table-cell table:style-name="Tabell3.A2" office:value-type="string">
            <text:p text:style-name="P36"><text:s text:c="4"/><text:span text:style-name="T64">(</text:span><text:span text:style-name="T58">U</text:span><text:span text:style-name="T22">CE</text:span><text:span text:style-name="T40"> = </text:span><text:span text:style-name="T42">120 </text:span><text:span text:style-name="T40">V, </text:span><text:span text:style-name="T36">R</text:span><text:span text:style-name="T25">BE</text:span><text:span text:style-name="T42"> = 30 </text:span><text:span text:style-name="T55">Ω</text:span><text:span text:style-name="T40">) <text:s text:c="36"/></text:span><text:span text:style-name="T42">KU 612</text:span></text:p>
          </table:table-cell>
          <table:table-cell table:style-name="Tabell3.B2" office:value-type="string">
            <text:p text:style-name="P6">I<text:span text:style-name="T25">CER</text:span></text:p>
          </table:table-cell>
          <table:table-cell table:style-name="Tabell3.B2" office:value-type="string">
            <text:p text:style-name="P37">–</text:p>
          </table:table-cell>
          <table:table-cell table:style-name="Tabell3.B2" office:value-type="string">
            <text:p text:style-name="P37"><text:span text:style-name="T60">≤</text:span>300</text:p>
          </table:table-cell>
          <table:table-cell table:style-name="Tabell3.E2" office:value-type="string">
            <text:p text:style-name="P37">µA</text:p>
          </table:table-cell>
        </table:table-row>
        <table:table-row table:style-name="Tabell3.10">
          <table:table-cell table:style-name="Tabell3.A2" office:value-type="string">
            <text:p text:style-name="P31"><text:span text:style-name="T39">Zbytkový proud </text:span><text:span text:style-name="T42">kolektor – báze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1">
          <table:table-cell table:style-name="Tabell3.A2" office:value-type="string">
            <text:p text:style-name="P34"><text:span text:style-name="T40"><text:s text:c="4"/>(</text:span><text:span text:style-name="T34">U</text:span><text:span text:style-name="T26">E</text:span><text:span text:style-name="T25">B</text:span><text:span text:style-name="T40"> = </text:span><text:span text:style-name="T42">3</text:span><text:span text:style-name="T40"> V)</text:span></text:p>
          </table:table-cell>
          <table:table-cell table:style-name="Tabell3.B2" office:value-type="string">
            <text:p text:style-name="P6"><text:span text:style-name="T31">I</text:span><text:span text:style-name="T26">E</text:span><text:span text:style-name="T21">BO</text:span></text:p>
          </table:table-cell>
          <table:table-cell table:style-name="Tabell3.B2" office:value-type="string">
            <text:p text:style-name="P40"><text:span text:style-name="T60">≤</text:span>3</text:p>
          </table:table-cell>
          <table:table-cell table:style-name="Tabell3.B2" office:value-type="string">
            <text:p text:style-name="P40"><text:span text:style-name="T60">≤</text:span>3</text:p>
          </table:table-cell>
          <table:table-cell table:style-name="Tabell3.E2" office:value-type="string">
            <text:p text:style-name="P40">mA</text:p>
          </table:table-cell>
        </table:table-row>
        <table:table-row table:style-name="Tabell3.12">
          <table:table-cell table:style-name="Tabell3.A2" office:value-type="string">
            <text:p text:style-name="P35">* Satura<text:span text:style-name="T1">čni nap</text:span>ěti <text:span text:style-name="T85">kolektoru</text:span></text:p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B2" office:value-type="string">
            <text:p text:style-name="P2"/>
          </table:table-cell>
          <table:table-cell table:style-name="Tabell3.E2" office:value-type="string">
            <text:p text:style-name="P2"/>
          </table:table-cell>
        </table:table-row>
        <table:table-row table:style-name="Tabell3.13">
          <table:table-cell table:style-name="Tabell3.A13" office:value-type="string">
            <text:p text:style-name="P32"><text:s text:c="4"/><text:span text:style-name="T64">(</text:span><text:span text:style-name="T59">I</text:span><text:span text:style-name="T22">C</text:span><text:span text:style-name="T40"> = </text:span><text:span text:style-name="T43">1</text:span><text:span text:style-name="T40"> </text:span><text:span text:style-name="T41">A</text:span><text:span text:style-name="T40">, </text:span><text:span text:style-name="T35">I</text:span><text:span text:style-name="T23">B</text:span><text:span text:style-name="T40"> = 0,</text:span><text:span text:style-name="T43">1</text:span><text:span text:style-name="T41"> A</text:span><text:span text:style-name="T40">) </text:span></text:p>
          </table:table-cell>
          <table:table-cell table:style-name="Tabell3.B13" office:value-type="string">
            <text:p text:style-name="P8">U<text:span text:style-name="T26">C</text:span><text:span text:style-name="T21">E sat</text:span></text:p>
          </table:table-cell>
          <table:table-cell table:style-name="Tabell3.B13" office:value-type="string">
            <text:p text:style-name="P5">0,<text:span text:style-name="T85">16 </text:span><text:span text:style-name="T84">≤</text:span><text:span text:style-name="T85"> 1</text:span></text:p>
          </table:table-cell>
          <table:table-cell table:style-name="Tabell3.B13" office:value-type="string">
            <text:p text:style-name="P5">0,<text:span text:style-name="T85">16 </text:span><text:span text:style-name="T84">≤</text:span><text:span text:style-name="T85"> 1</text:span></text:p>
          </table:table-cell>
          <table:table-cell table:style-name="Tabell3.E13" office:value-type="string">
            <text:p text:style-name="P3">V</text:p>
          </table:table-cell>
        </table:table-row>
      </table:table>
      <text:p text:style-name="P43">1)<text:span text:style-name="T31"> M</text:span><text:span text:style-name="T72">ě</text:span><text:span text:style-name="T71">reno impulsn</text:span><text:span text:style-name="T72">ě, </text:span><text:span text:style-name="T73">š</text:span><text:span text:style-name="T71">i</text:span><text:span text:style-name="T73">ř</text:span><text:span text:style-name="T71">ka impulso </text:span><text:span text:style-name="T74">t</text:span><text:span text:style-name="T79">p</text:span><text:span text:style-name="T75"> = 100 µs, opakovaci kmito</text:span><text:span text:style-name="T77">č</text:span><text:span text:style-name="T76">et </text:span><text:span text:style-name="T78">t</text:span><text:span text:style-name="T80">p</text:span><text:span text:style-name="T76"> = 50 Hz.</text:span></text:p>
      <text:p text:style-name="P25"><text:soft-page-break/>Note: This is a direct transcript of the original Czech datasheet shown <text:span text:style-name="T66">on the next page</text:span>. <text:span text:style-name="T66">T</text:span>he sole purpose of this transcript is to ease any future translation efforts. This transcript does not imply any IP-rights on my behalf, I’ve not d<text:span text:style-name="T66">o</text:span>ne any more that actually transcribe the original document, letter <text:span text:style-name="T66">b</text:span>y letter, recreating some graphical elements in the process. So, nothing much really.</text:p>
      <text:p text:style-name="P25">Cheers!</text:p>
      <text:p text:style-name="P25">Gjermund Skogstad<text:line-break/>Norway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b" fo:country="N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23:53:35.998472198</meta:creation-date>
    <dc:date>2023-03-09T04:16:27.912289965</dc:date>
    <meta:editing-duration>PT1H41M23S</meta:editing-duration>
    <meta:editing-cycles>23</meta:editing-cycles>
    <meta:generator>LibreOffice/7.3.7.2$Linux_X86_64 LibreOffice_project/30$Build-2</meta:generator>
    <meta:document-statistic meta:table-count="3" meta:image-count="1" meta:object-count="0" meta:page-count="2" meta:paragraph-count="111" meta:word-count="395" meta:character-count="2304" meta:non-whitespace-character-count="1773"/>
  </office:meta>
</office:document-meta>
</file>